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" svg:font-family="F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 style:master-page-name="MP0">
      <style:paragraph-properties fo:text-align="end" style:justify-single-word="false" style:page-number="auto" fo:break-before="page"/>
    </style:style>
    <style:style style:name="P4" style:family="paragraph" style:parent-style-name="List_20_Paragraph" style:list-style-name="WWNum1"/>
    <style:style style:name="P5" style:family="paragraph" style:parent-style-name="List_20_Paragraph" style:list-style-name="WWNum1">
      <style:text-properties officeooo:rsid="0009ad25" officeooo:paragraph-rsid="0009ad25"/>
    </style:style>
    <style:style style:name="P6" style:family="paragraph" style:parent-style-name="List_20_Paragraph">
      <style:text-properties officeooo:rsid="0009ad25" officeooo:paragraph-rsid="0009ad2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b5379"/>
    </style:style>
    <style:style style:name="T3" style:family="text">
      <style:text-properties officeooo:rsid="000d1ff7"/>
    </style:style>
    <style:style style:name="T4" style:family="text">
      <style:text-properties officeooo:rsid="000eb7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Default_20_Paragraph_20_Font"><text:span text:style-name="T1">Team Name: </text:span></text:span>ByteMe</text:p>
      <text:p text:style-name="P1">Connor Thompson</text:p>
      <text:p text:style-name="P1">Chandler Garthwaite</text:p>
      <text:p text:style-name="P1">Ian Brobin</text:p>
      <text:p text:style-name="P1">Austin Albert</text:p>
      <text:p text:style-name="P2">Lab 6 Write Up</text:p>
      <text:p text:style-name="P2"/>
      <text:list xml:id="list883857633" text:style-name="WWNum1">
        <text:list-item text:start-value="1">
          <text:p text:style-name="P4">If you are able to detect an obstacle, you can use a progressively adapting algorithm to gracefully avoid the obstacle and continue on course. <text:s/>First, the robot can attempt to use an IK feedback controller to go around the object without recalculating the path. <text:s/>This allows the robot make a “free-form” path around the obstacle and resume the original path after it is avoided. <text:s/>This works well if a small box is placed in the middle of a room, for example. <text:s/>If the robot cannot solve a path around an object within a certain search threshold (like if a box blocks a doorway), then it can recalculate a new optimal path starting from its current position. <text:s/>Then use the code to convert the new Dijkstra’s into new way points and continue using the new way points in your inverse kinematics code.</text:p>
        </text:list-item>
      </text:list>
      <text:p text:style-name="P6"/>
      <text:list xml:id="list205529037202830" text:continue-numbering="true" text:style-name="WWNum1">
        <text:list-item>
          <text:p text:style-name="P5">1. (1.<text:span text:style-name="T2">2</text:span>, 0.2) -&gt; (0.22575, 0.20025) -&gt; (0.225, 0.975)<text:line-break/>2. (0.9, 0.<text:span text:style-name="T4">3</text:span>) -&gt; (0.72375, 0.29925) -&gt; (0.72375, 0.63825) -&gt; (0.90075, 0.63825) -&gt; (0.9, 0.75)<text:line-break/>3. (1.<text:span text:style-name="T3">2</text:span>, 0.2) -&gt; (0.22575, 0.20025) -&gt; (0.225, 0.975)<text:line-break/><text:span text:style-name="T4">4. (0.225, 0.6) -&gt; (0.22575, 0.42675) -&gt; (0.61275, 0.42675) -&gt; (0.61275, 0.29925) -&gt; (1.35, 0.3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" svg:font-family="F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F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F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Lohit Devanagari" style:font-family-complex="'Lohit Devanagari'" style:font-family-generic-complex="system" style:font-pitch-complex="variable" fo:hyphenate="false"/>
    </style:style>
    <style:style style:name="Caption" style:family="paragraph" style:parent-style-name="Standard" style:next-style-name="Standard" style:class="extra">
      <style:paragraph-properties fo:margin-top="0in" fo:margin-bottom="0.139in" loext:contextual-spacing="false" fo:hyphenation-ladder-count="no-limit"/>
      <style:text-properties fo:color="#44546a" fo:font-size="9pt" fo:font-style="italic" style:font-size-asian="9pt" style:font-style-asian="italic" style:font-size-complex="9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style:font-pitch-complex="variable" fo:hyphenate="false"/>
    </style:style>
    <style:style style:name="List_20_Paragraph" style:display-name="List Paragraph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meta:initial-creator>Connor Thompson</meta:initial-creator>
    <meta:creation-date>2020-04-01T01:56:00Z</meta:creation-date>
    <dc:date>2020-03-31T20:55:27.662309151</dc:date>
    <meta:editing-cycles>7</meta:editing-cycles>
    <meta:editing-duration>PT25M35S</meta:editing-duration>
    <meta:document-statistic meta:table-count="0" meta:image-count="0" meta:object-count="0" meta:page-count="1" meta:paragraph-count="8" meta:word-count="206" meta:character-count="1187" meta:non-whitespace-character-count="98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